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242.3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94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184.51pt"/>
    </style:style>
    <style:style style:name="co12" style:family="table-column">
      <style:table-column-properties fo:break-before="auto" style:column-width="639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e9ff"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d3e9ff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3e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 style:data-style-name="N11">
      <style:table-cell-properties fo:background-color="#ffd32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cc"/>
    </style:style>
    <style:style style:name="ce31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d320"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320" style:vertical-align="top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8" table:default-cell-style-name="ce27"/>
        <table:table-column table:style-name="co9" table:default-cell-style-name="ce32"/>
        <table:table-column table:style-name="co10" table:default-cell-style-name="ce36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Grading breakdown</text:p>
          </table:table-cell>
          <table:table-cell table:style-name="ce7"/>
          <table:table-cell table:style-name="ce3" office:value-type="string" calcext:value-type="string">
            <text:p>Student:</text:p>
          </table:table-cell>
          <table:table-cell table:style-name="ce13" table:number-columns-spanned="2" table:number-rows-spanned="1"/>
          <table:covered-table-cell table:style-name="ce7"/>
          <table:table-cell/>
          <table:table-cell table:style-name="ce3" office:value-type="string" calcext:value-type="string" table:number-columns-spanned="4" table:number-rows-spanned="1">
            <text:p>Breakdown</text:p>
          </table:table-cell>
          <table:covered-table-cell table:number-columns-repeated="3" table:style-name="ce25"/>
          <table:table-cell table:style-name="ce3" table:number-columns-spanned="4" table:number-rows-spanned="1"/>
          <table:covered-table-cell table:style-name="ce3" office:value-type="string" calcext:value-type="string">
            <text:p>Additional notes</text:p>
          </table:covered-table-cell>
          <table:covered-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all 2017</text:p>
          </table:table-cell>
          <table:table-cell table:style-name="ce7"/>
          <table:table-cell table:style-name="ce1" office:value-type="string" calcext:value-type="string">
            <text:p>Assignment:</text:p>
          </table:table-cell>
          <table:table-cell table:style-name="ce14" office:value-type="string" calcext:value-type="string" table:number-columns-spanned="2" table:number-rows-spanned="1">
            <text:p>Project 3</text:p>
          </table:table-cell>
          <table:covered-table-cell table:style-name="ce16"/>
          <table:table-cell/>
          <table:table-cell table:style-name="ce17" office:value-type="string" calcext:value-type="string" table:number-columns-spanned="4" table:number-rows-spanned="1">
            <text:p>Score</text:p>
          </table:table-cell>
          <table:covered-table-cell table:number-columns-repeated="3" table:style-name="ce25"/>
          <table:table-cell table:style-name="ce17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2" table:number-columns-repeated="2"/>
          <table:table-cell table:style-name="ce11" office:value-type="string" calcext:value-type="string">
            <text:p>Assignment Score:</text:p>
          </table:table-cell>
          <table:table-cell table:style-name="ce15" table:formula="of:=[.K38]" office:value-type="percentage" office:value="0.85" calcext:value-type="percentage">
            <text:p>85.00%</text:p>
          </table:table-cell>
          <table:table-cell table:style-name="ce2"/>
          <table:table-cell/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Score (0-5)</text:p>
          </table:table-cell>
          <table:table-cell table:style-name="ce18" office:value-type="string" calcext:value-type="string">
            <text:p>Task weight</text:p>
          </table:table-cell>
          <table:table-cell table:style-name="ce18" office:value-type="string" calcext:value-type="string">
            <text:p>Weighted score</text:p>
          </table:table-cell>
          <table:table-cell table:style-name="ce18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Insert</text:p>
          </table:table-cell>
          <table:table-cell table:style-name="ce26"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4]/5*[.J4]" office:value-type="percentage" office:value="0.1" calcext:value-type="percentage">
            <text:p>10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Score key (each item out of 5 points)</text:p>
          </table:table-cell>
          <table:covered-table-cell table:number-columns-repeated="4"/>
          <table:table-cell/>
          <table:table-cell office:value-type="string" calcext:value-type="string">
            <text:p>RecursiveInsert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5]/5*[.J5]" office:value-type="percentage" office:value="0.15" calcext:value-type="percentage">
            <text:p>1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Each task has a weight associated with it, and each task can receive a score between 0 and 5 based on the quality </text:p>
          </table:table-cell>
          <table:covered-table-cell table:number-columns-repeated="4" table:style-name="ce8"/>
          <table:table-cell/>
          <table:table-cell office:value-type="string" calcext:value-type="string">
            <text:p>Delete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6]/5*[.J6]" office:value-type="percentage" office:value="0.15" calcext:value-type="percentage">
            <text:p>1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of the code written. This way if there are some errors with a given task, you will still get partial credit on it.</text:p>
          </table:table-cell>
          <table:covered-table-cell table:style-name="ce4"/>
          <table:covered-table-cell table:number-columns-repeated="3" table:style-name="ce8"/>
          <table:table-cell/>
          <table:table-cell office:value-type="string" calcext:value-type="string">
            <text:p>Contains</text:p>
          </table:table-cell>
          <table:table-cell office:value-type="float" office:value="5" calcext:value-type="float">
            <text:p>5</text:p>
          </table:table-cell>
          <table:table-cell office:value-type="percentage" office:value="0.15" calcext:value-type="percentage">
            <text:p>15.00%</text:p>
          </table:table-cell>
          <table:table-cell table:formula="of:=[.I7]/5*[.J7]" office:value-type="percentage" office:value="0.15" calcext:value-type="percentage">
            <text:p>15.00%</text:p>
          </table:table-cell>
          <table:table-cell table:style-name="ce2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/>
          <table:table-cell office:value-type="string" calcext:value-type="string">
            <text:p>FindNode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/>
          <table:table-cell table:style-name="ce22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Nothing attempted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Almost correct, a few error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office:value-type="string" calcext:value-type="string">
            <text:p>FindParentOfNode</text:p>
          </table:table-cell>
          <table:table-cell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I9]/5*[.J9]" office:value-type="percentage" office:value="0.1" calcext:value-type="percentage">
            <text:p>10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Something attempted, but wrong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ostly correct, 1 or 2 small error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string" calcext:value-type="string">
            <text:p>GetInOrder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0]/5*[.J10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Incorrect, with a few good it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 office:value-type="string" calcext:value-type="string">
            <text:p>Completely perfect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office:value-type="string" calcext:value-type="string">
            <text:p>GetPreOrder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1]/5*[.J11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3"/>
          <table:table-cell office:value-type="string" calcext:value-type="string">
            <text:p>GetPostOrder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2]/5*[.J12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Penalties</text:p>
          </table:table-cell>
          <table:covered-table-cell table:number-columns-repeated="4"/>
          <table:table-cell/>
          <table:table-cell office:value-type="string" calcext:value-type="string">
            <text:p>GetMax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enalties may be taken from your total score if your program contains errors or if the code is especially ugly or if <text:s/></text:p>
          </table:table-cell>
          <table:covered-table-cell table:number-columns-repeated="4"/>
          <table:table-cell/>
          <table:table-cell office:value-type="string" calcext:value-type="string">
            <text:p>GetHeight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I14]/5*[.J14]" office:value-type="percentage" office:value="0.05" calcext:value-type="percentage">
            <text:p>5.00%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the program is difficult to navigate. The penalties will also be weighted, and get a point value based on whether th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roblem is minor or large.</text:p>
          </table:table-cell>
          <table:covered-table-cell table:number-columns-repeated="4"/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style-name="ce9"/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oint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No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/>
          <table:table-cell table:style-name="ce6" office:value-type="string" calcext:value-type="string">
            <text:p>Several large problems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One or two minor problems</text:p>
          </table:table-cell>
          <table:table-cell table:style-name="ce10" office:value-type="float" office:value="1" calcext:value-type="float">
            <text:p>1</text:p>
          </table:table-cell>
          <table:table-cell table:style-name="ce12"/>
          <table:table-cell table:style-name="ce6" office:value-type="string" calcext:value-type="string">
            <text:p>Many large problems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Several minor problems</text:p>
          </table:table-cell>
          <table:table-cell table:style-name="ce10" office:value-type="float" office:value="2" calcext:value-type="float">
            <text:p>2</text:p>
          </table:table-cell>
          <table:table-cell table:style-name="ce12"/>
          <table:table-cell table:style-name="ce6"/>
          <table:table-cell table:style-name="ce10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6"/>
          <table:table-cell table:style-name="ce10"/>
          <table:table-cell table:style-name="ce12"/>
          <table:table-cell table:style-name="ce6"/>
          <table:table-cell table:style-name="ce10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style-name="ce6"/>
          <table:table-cell table:style-name="ce10"/>
          <table:table-cell/>
          <table:table-cell table:style-name="ce18" office:value-type="string" calcext:value-type="string">
            <text:p>Score totals</text:p>
          </table:table-cell>
          <table:table-cell table:style-name="ce28"/>
          <table:table-cell table:style-name="ce33" table:formula="of:=SUM([.J4:.J20])" office:value-type="percentage" office:value="1" calcext:value-type="percentage">
            <text:p>100.00%</text:p>
          </table:table-cell>
          <table:table-cell table:style-name="ce37" table:formula="of:=SUM([.K4:.K20])" office:value-type="percentage" office:value="0.85" calcext:value-type="percentage">
            <text:p>85.00%</text:p>
          </table:table-cell>
          <table:table-cell table:style-name="ce28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 table:number-columns-spanned="5" table:number-rows-spanned="1">
            <text:p>Penalties</text:p>
          </table:table-cell>
          <table:covered-table-cell table:number-columns-repeated="3" table:style-name="Default"/>
          <table:covered-table-cell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Item</text:p>
          </table:table-cell>
          <table:table-cell table:style-name="ce29" office:value-type="string" calcext:value-type="string">
            <text:p>Score (0-4)</text:p>
          </table:table-cell>
          <table:table-cell table:style-name="ce29" office:value-type="string" calcext:value-type="string">
            <text:p>Max penalty</text:p>
          </table:table-cell>
          <table:table-cell table:style-name="ce21" office:value-type="string" calcext:value-type="string">
            <text:p>Weighted penalty</text:p>
          </table:table-cell>
          <table:table-cell table:style-name="ce2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2" office:value-type="string" calcext:value-type="string">
            <text:p>Syntax errors (doesn’t build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table:formula="of:=[.I26]/4*[.J26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Logic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7]/4*[.J27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Run-time error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8]/4*[.J28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Memory errors (leaks, bad memory access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29]/4*[.J29]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3" office:value-type="string" calcext:value-type="string">
            <text:p>Ugly code (bad indentation, no whitespacing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30]/4*[.J30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3" office:value-type="string" calcext:value-type="string">
            <text:p>Ugly UI (no whitespacing, no prompts, hard to use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05" calcext:value-type="percentage">
            <text:p>-5.00%</text:p>
          </table:table-cell>
          <table:table-cell table:style-name="ce12" table:formula="of:=[.I31]/4*[.J31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 calcext:value-type="string">
            <text:p>Not citing code from other sources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table:formula="of:=[.I32]/4*[.J32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ce24" office:value-type="string" calcext:value-type="string">
            <text:p>Not all tests run (Tests crash)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percentage" office:value="-0.1" calcext:value-type="percentage">
            <text:p>-10.00%</text:p>
          </table:table-cell>
          <table:table-cell table:style-name="ce12" table:formula="of:=[.I33]/4*[.J33]" office:value-type="percentage" office:value="-0" calcext:value-type="percentage">
            <text:p>0.00%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21" office:value-type="string" calcext:value-type="string">
            <text:p>Penalty totals</text:p>
          </table:table-cell>
          <table:table-cell table:style-name="ce30"/>
          <table:table-cell table:style-name="ce34"/>
          <table:table-cell table:style-name="ce38" table:formula="of:=SUM([.K26:.K34])" office:value-type="percentage" office:value="0" calcext:value-type="percentage">
            <text:p>0.00%</text:p>
          </table:table-cell>
          <table:table-cell table:style-name="ce30"/>
          <table:table-cell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style-name="ce24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11" office:value-type="string" calcext:value-type="string">
            <text:p>Totals</text:p>
          </table:table-cell>
          <table:table-cell table:style-name="ce31" office:value-type="string" calcext:value-type="string" table:number-columns-spanned="2" table:number-rows-spanned="1">
            <text:p>Final score:</text:p>
          </table:table-cell>
          <table:covered-table-cell table:style-name="ce35"/>
          <table:table-cell table:style-name="ce39" table:formula="of:=[.K22]+[.K35]" office:value-type="percentage" office:value="0.85" calcext:value-type="percentage">
            <text:p>85.00%</text:p>
          </table:table-cell>
          <table:table-cell table:style-name="ce4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3:31:16.561907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7-11-11T13:33:40.715616676</dc:date>
    <meta:editing-duration>PT1H9M7S</meta:editing-duration>
    <meta:editing-cycles>315</meta:editing-cycles>
    <meta:document-statistic meta:table-count="1" meta:cell-count="140" meta:object-count="0"/>
  </office:meta>
</office:document-meta>
</file>